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5cm"/>
    </style:style>
    <style:style style:name="co3" style:family="table-column">
      <style:table-column-properties fo:break-before="auto" style:column-width="14.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Paquet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Descripcion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5">
            <text:p>CORE</text:p>
          </table:table-cell>
          <table:table-cell office:value-type="string" calcext:value-type="string">
            <text:p>registrar Inscripcion</text:p>
          </table:table-cell>
          <table:table-cell office:value-type="string" calcext:value-type="string">
            <text:p>registra una inscripcion, asociada a una materia, con una nota y una condicion, </text:p>
            <text:p>comision tambien</text:p>
            <text:p>* es obligatorio que tenga condicion. nota no es necesario</text:p>
            <text:p>* si encuentra una inscripcion a esa materia, la modifica, sino la crea</text:p>
          </table:table-cell>
        </table:table-row>
        <table:table-row table:style-name="ro3">
          <table:covered-table-cell/>
          <table:table-cell office:value-type="string" calcext:value-type="string">
            <text:p>Simular Correlativas</text:p>
          </table:table-cell>
          <table:table-cell office:value-type="string" calcext:value-type="string">
            <text:p>calcular, en base a las materias cursadas, cuales materias se pueden cursar</text:p>
            <text:p>* si no hay inscripciones, avisa</text:p>
          </table:table-cell>
        </table:table-row>
        <table:table-row table:style-name="ro3">
          <table:covered-table-cell/>
          <table:table-cell office:value-type="string" calcext:value-type="string">
            <text:p>Visualizar Horarios</text:p>
          </table:table-cell>
          <table:table-cell office:value-type="string" calcext:value-type="string">
            <text:p>visualizar una agenda semanal con horarios de las materias en condicion de inscripto</text:p>
            <text:p>* remarcar si el horario de una materia se pisa con el de otra</text:p>
          </table:table-cell>
        </table:table-row>
        <table:table-row table:style-name="ro3">
          <table:covered-table-cell/>
          <table:table-cell office:value-type="string" calcext:value-type="string">
            <text:p>Listar Materias</text:p>
          </table:table-cell>
          <table:table-cell office:value-type="string" calcext:value-type="string">
            <text:p>listar todas las materias de la carrera, disponibilidad</text:p>
            <text:p>» debe simular correlativas</text:p>
          </table:table-cell>
        </table:table-row>
        <table:table-row table:style-name="ro3">
          <table:covered-table-cell/>
          <table:table-cell office:value-type="string" calcext:value-type="string">
            <text:p>Listar Cursadas</text:p>
          </table:table-cell>
          <table:table-cell office:value-type="string" calcext:value-type="string">
            <text:p>listar solo las materias cursadas, condicion y nota</text:p>
            <text:p>» debe poder mostrar ResumenCursada</text:p>
          </table:table-cell>
        </table:table-row>
        <table:table-row table:style-name="ro4">
          <table:table-cell table:style-name="ce2" office:value-type="string" calcext:value-type="string" table:number-columns-spanned="1" table:number-rows-spanned="3">
            <text:p>INFO</text:p>
          </table:table-cell>
          <table:table-cell office:value-type="string" calcext:value-type="string">
            <text:p>Resumen Cursada</text:p>
          </table:table-cell>
          <table:table-cell office:value-type="string" calcext:value-type="string">
            <text:p>mostrar cantidad de materias aprobadas, regulares, disponibles, faltantes, </text:p>
            <text:p>calcular promedio total y porcentaje aprobado sobre el total de la carrera</text:p>
            <text:p>y puntos de electiva Obtenidos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Info Carrera</text:p>
          </table:table-cell>
          <table:table-cell table:style-name="ce1" office:value-type="string" calcext:value-type="string">
            <text:p>mostrar descripcion, materias totales, horas totales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Info Materia</text:p>
          </table:table-cell>
          <table:table-cell table:style-name="ce1" office:value-type="string" calcext:value-type="string">
            <text:p>mostrar resumen, cadena de correlativas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5:04:15.400769135</meta:creation-date>
    <dc:date>2025-12-03T17:31:44.093955613</dc:date>
    <meta:editing-duration>PT1H37M50S</meta:editing-duration>
    <meta:editing-cycles>6</meta:editing-cycles>
    <meta:generator>LibreOffice/25.2.7.2$Linux_X86_64 LibreOffice_project/520$Build-2</meta:generator>
    <meta:document-statistic meta:table-count="1" meta:cell-count="21" meta:object-count="0"/>
  </office:meta>
</office:document-meta>
</file>